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55bc" officeooo:paragraph-rsid="000a55bc"/>
    </style:style>
    <style:style style:name="P2" style:family="paragraph" style:parent-style-name="Standard">
      <style:text-properties officeooo:rsid="000ae8cc" officeooo:paragraph-rsid="000ae8cc"/>
    </style:style>
    <style:style style:name="P3" style:family="paragraph" style:parent-style-name="Standard">
      <style:text-properties officeooo:rsid="000ae8cc" officeooo:paragraph-rsid="000c0e34"/>
    </style:style>
    <style:style style:name="P4" style:family="paragraph" style:parent-style-name="Standard">
      <style:text-properties officeooo:rsid="000c0e34" officeooo:paragraph-rsid="000c0e34"/>
    </style:style>
    <style:style style:name="P5" style:family="paragraph" style:parent-style-name="Standard" style:list-style-name="L1">
      <style:text-properties officeooo:rsid="000cdc0d" officeooo:paragraph-rsid="000cdc0d"/>
    </style:style>
    <style:style style:name="P6" style:family="paragraph" style:parent-style-name="Standard" style:list-style-name="L2">
      <style:text-properties officeooo:rsid="000cdc0d" officeooo:paragraph-rsid="000cdc0d"/>
    </style:style>
    <style:style style:name="P7" style:family="paragraph" style:parent-style-name="Standard" style:list-style-name="L3">
      <style:text-properties officeooo:rsid="001878ee" officeooo:paragraph-rsid="001878ee"/>
    </style:style>
    <style:style style:name="P8" style:family="paragraph" style:parent-style-name="Standard" style:list-style-name="L3">
      <style:text-properties officeooo:rsid="000dab82" officeooo:paragraph-rsid="000dab82"/>
    </style:style>
    <style:style style:name="P9" style:family="paragraph" style:parent-style-name="Standard" style:list-style-name="L9">
      <style:text-properties officeooo:rsid="000dab82" officeooo:paragraph-rsid="000dab82"/>
    </style:style>
    <style:style style:name="P10" style:family="paragraph" style:parent-style-name="Standard" style:list-style-name="L4">
      <style:text-properties officeooo:rsid="001984f3" officeooo:paragraph-rsid="001984f3"/>
    </style:style>
    <style:style style:name="P11" style:family="paragraph" style:parent-style-name="Standard" style:list-style-name="L5">
      <style:text-properties officeooo:rsid="000ed9d3" officeooo:paragraph-rsid="00152c5a"/>
    </style:style>
    <style:style style:name="P12" style:family="paragraph" style:parent-style-name="Standard" style:list-style-name="L4">
      <style:text-properties officeooo:rsid="001cdd31" officeooo:paragraph-rsid="001cdd31"/>
    </style:style>
    <style:style style:name="P13" style:family="paragraph" style:parent-style-name="Standard" style:list-style-name="L5">
      <style:text-properties officeooo:rsid="00138110" officeooo:paragraph-rsid="00138110" fo:background-color="transparent"/>
    </style:style>
    <style:style style:name="P14" style:family="paragraph" style:parent-style-name="Standard" style:list-style-name="L5">
      <style:text-properties officeooo:rsid="0013597f" officeooo:paragraph-rsid="0013597f"/>
    </style:style>
    <style:style style:name="P15" style:family="paragraph" style:parent-style-name="Standard" style:list-style-name="L6">
      <style:text-properties officeooo:rsid="000fa32d" officeooo:paragraph-rsid="000fa32d"/>
    </style:style>
    <style:style style:name="P16" style:family="paragraph" style:parent-style-name="Standard" style:list-style-name="L10">
      <style:text-properties officeooo:rsid="000fa32d" officeooo:paragraph-rsid="000fa32d"/>
    </style:style>
    <style:style style:name="P17" style:family="paragraph" style:parent-style-name="Standard" style:list-style-name="L7">
      <style:text-properties officeooo:rsid="00123360" officeooo:paragraph-rsid="00123360"/>
    </style:style>
    <style:style style:name="P18" style:family="paragraph" style:parent-style-name="Standard" style:list-style-name="L11">
      <style:text-properties officeooo:rsid="00123360" officeooo:paragraph-rsid="00123360"/>
    </style:style>
    <style:style style:name="P19" style:family="paragraph" style:parent-style-name="Standard" style:list-style-name="L8">
      <style:text-properties officeooo:rsid="00108872" officeooo:paragraph-rsid="00108872"/>
    </style:style>
    <style:style style:name="P20" style:family="paragraph" style:parent-style-name="Standard" style:list-style-name="L10">
      <style:text-properties officeooo:rsid="00108872" officeooo:paragraph-rsid="00108872"/>
    </style:style>
    <style:style style:name="P21" style:family="paragraph" style:parent-style-name="Standard">
      <style:text-properties officeooo:rsid="000ae8cc" officeooo:paragraph-rsid="00268c96" fo:background-color="#fff200"/>
    </style:style>
    <style:style style:name="P22" style:family="paragraph" style:parent-style-name="Standard">
      <style:text-properties officeooo:rsid="000cdc0d" officeooo:paragraph-rsid="00123360" fo:background-color="#fff200"/>
    </style:style>
    <style:style style:name="P23" style:family="paragraph" style:parent-style-name="Standard" style:list-style-name="L9">
      <style:text-properties officeooo:rsid="0025949a" officeooo:paragraph-rsid="0025949a"/>
    </style:style>
    <style:style style:name="T1" style:family="text">
      <style:text-properties officeooo:rsid="000ae8cc"/>
    </style:style>
    <style:style style:name="T2" style:family="text">
      <style:text-properties officeooo:rsid="000c0e34"/>
    </style:style>
    <style:style style:name="T3" style:family="text">
      <style:text-properties officeooo:rsid="00123360"/>
    </style:style>
    <style:style style:name="T4" style:family="text">
      <style:text-properties officeooo:rsid="00158403"/>
    </style:style>
    <style:style style:name="T5" style:family="text">
      <style:text-properties officeooo:rsid="0017e7ae"/>
    </style:style>
    <style:style style:name="T6" style:family="text">
      <style:text-properties fo:color="#000000"/>
    </style:style>
    <style:style style:name="T7" style:family="text">
      <style:text-properties fo:color="#000000" officeooo:rsid="001cdd31"/>
    </style:style>
    <style:style style:name="T8" style:family="text">
      <style:text-properties officeooo:rsid="001c235a"/>
    </style:style>
    <style:style style:name="T9" style:family="text">
      <style:text-properties officeooo:rsid="001cdd31"/>
    </style:style>
    <style:style style:name="T10" style:family="text">
      <style:text-properties officeooo:rsid="001d129a"/>
    </style:style>
    <style:style style:name="T11" style:family="text">
      <style:text-properties officeooo:rsid="0022b7b4"/>
    </style:style>
    <style:style style:name="T12" style:family="text">
      <style:text-properties officeooo:rsid="00233035"/>
    </style:style>
    <style:style style:name="T13" style:family="text">
      <style:text-properties officeooo:rsid="002448e3"/>
    </style:style>
    <style:style style:name="T14" style:family="text">
      <style:text-properties fo:background-color="#fff200" loext:char-shading-value="0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024ee5d" fo:background-color="#fff200" loext:char-shading-value="0"/>
    </style:style>
    <style:style style:name="T17" style:family="text">
      <style:text-properties officeooo:rsid="0025949a" fo:background-color="#fff200" loext:char-shading-value="0"/>
    </style:style>
    <style:style style:name="T18" style:family="text">
      <style:text-properties officeooo:rsid="0024ee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Fornecedor</text:span> <text:span text:style-name="T13">(fornece ao estoque)</text:span></text:p>
      <text:list xml:id="list1471031941" text:style-name="L1">
        <text:list-item>
          <text:p text:style-name="P5">CNPJ</text:p>
        </text:list-item>
        <text:list-item>
          <text:p text:style-name="P5"><text:span text:style-name="T5">n</text:span>ome</text:p>
        </text:list-item>
        <text:list-item>
          <text:p text:style-name="P5"><text:span text:style-name="T5">t</text:span>elefone(multi valorado)</text:p>
        </text:list-item>
        <text:list-item>
          <text:p text:style-name="P5">endereço(composto)</text:p>
        </text:list-item>
      </text:list>
      <text:p text:style-name="P1"><text:span text:style-name="T17">5-</text:span><text:span text:style-name="T15">Cliente</text:span> <text:span text:style-name="T15">Cadastrado</text:span><text:span text:style-name="T11">(paga no cheque, faz despesa)</text:span></text:p>
      <text:list xml:id="list4246608676" text:style-name="L2">
        <text:list-item>
          <text:p text:style-name="P6"><text:span text:style-name="T5">n</text:span>ome</text:p>
        </text:list-item>
        <text:list-item>
          <text:p text:style-name="P6"><text:span text:style-name="T5">t</text:span>elefone</text:p>
        </text:list-item>
        <text:list-item>
          <text:p text:style-name="P6"><text:span text:style-name="T5">e</text:span>ndereço(composto)</text:p>
        </text:list-item>
        <text:list-item>
          <text:p text:style-name="P6">CPF</text:p>
        </text:list-item>
      </text:list>
      <text:p text:style-name="P1"><text:span text:style-name="T15">Produto</text:span><text:span text:style-name="T1">(descrição única)</text:span></text:p>
      <text:list xml:id="list4090086546" text:style-name="L3">
        <text:list-item>
          <text:p text:style-name="P7">descrição</text:p>
        </text:list-item>
        <text:list-item>
          <text:p text:style-name="P8">código de <text:span text:style-name="T4">barras</text:span></text:p>
        </text:list-item>
        <text:list-item>
          <text:p text:style-name="P8">valor unitário <text:s/></text:p>
        </text:list-item>
      </text:list>
      <text:p text:style-name="P2"><text:span text:style-name="T15">Estoque</text:span><text:span text:style-name="T12">(tem produto, gerenciado por funcionario)</text:span></text:p>
      <text:list xml:id="list34631831" text:style-name="L4">
        <text:list-item>
          <text:p text:style-name="P10">id produto<text:span text:style-name="T8">(diferenciação ate mesmo produtos iguais porem com validade diferente)</text:span></text:p>
        </text:list-item>
      </text:list>
      <text:list xml:id="list3333102481" text:style-name="L5">
        <text:list-item>
          <text:p text:style-name="P11"><text:span text:style-name="T12">qtdLotes</text:span> <text:span text:style-name="T9">(lotes)</text:span></text:p>
        </text:list-item>
      </text:list>
      <text:list xml:id="list153021116470903" text:continue-list="list34631831" text:style-name="L4">
        <text:list-item>
          <text:p text:style-name="P12">quantidade (produtos em lote)</text:p>
        </text:list-item>
      </text:list>
      <text:list xml:id="list153021469108627" text:continue-list="list3333102481" text:style-name="L5">
        <text:list-item>
          <text:p text:style-name="P13">data de vencimento</text:p>
        </text:list-item>
        <text:list-item>
          <text:p text:style-name="P14"><text:span text:style-name="T6">data da entrada</text:span><text:span text:style-name="T7">(para controle simples de entrada de produtos)</text:span></text:p>
        </text:list-item>
      </text:list>
      <text:p text:style-name="P2"><text:span text:style-name="T17">3-</text:span><text:span text:style-name="T15">Cheque</text:span>(pagamento)</text:p>
      <text:list xml:id="list2407137561" text:style-name="L6">
        <text:list-item>
          <text:p text:style-name="P15">numero do cheque </text:p>
        </text:list-item>
      </text:list>
      <text:p text:style-name="P2"><text:span text:style-name="T17">4-</text:span><text:span text:style-name="T15">Cartão</text:span>(pagamento)</text:p>
      <text:list xml:id="list349805902" text:style-name="L7">
        <text:list-item>
          <text:p text:style-name="P17">numero do cartão</text:p>
        </text:list-item>
        <text:list-item>
          <text:p text:style-name="P17">titular</text:p>
        </text:list-item>
        <text:list-item>
          <text:p text:style-name="P17">bandeira</text:p>
        </text:list-item>
        <text:list-item>
          <text:p text:style-name="P17">parcelas</text:p>
        </text:list-item>
      </text:list>
      <text:p text:style-name="P3"><text:span text:style-name="T16">1-</text:span><text:span text:style-name="T15">Funcionário</text:span><text:span text:style-name="T12">(faz venda, gerencia setor(data inicio, data fim))</text:span></text:p>
      <text:list xml:id="list4235872993" text:style-name="L8">
        <text:list-item>
          <text:p text:style-name="P19">matricula</text:p>
        </text:list-item>
        <text:list-item>
          <text:p text:style-name="P19">nome</text:p>
        </text:list-item>
        <text:list-item>
          <text:p text:style-name="P19">CPF</text:p>
        </text:list-item>
        <text:list-item>
          <text:p text:style-name="P19">setor</text:p>
        </text:list-item>
        <text:list-item>
          <text:p text:style-name="P19">data de admissão</text:p>
        </text:list-item>
      </text:list>
      <text:p text:style-name="P4"><text:span text:style-name="T15">Despesa</text:span> do cliente(fiado)</text:p>
      <text:list xml:id="list323844307" text:style-name="L9">
        <text:list-item>
          <text:p text:style-name="P9">valor </text:p>
        </text:list-item>
        <text:list-item>
          <text:p text:style-name="P9">data <text:span text:style-name="T3">d</text:span>espesa</text:p>
        </text:list-item>
        <text:list-item>
          <text:p text:style-name="P23">prazo </text:p>
        </text:list-item>
        <text:list-item>
          <text:p text:style-name="P9">data <text:span text:style-name="T3">r</text:span>ecebimento</text:p>
        </text:list-item>
      </text:list>
      <text:p text:style-name="P21"><text:span text:style-name="T18">2-Venda <text:s/>(no cartão)</text:span></text:p>
      <text:list xml:id="list487917498" text:style-name="L10">
        <text:list-item>
          <text:p text:style-name="P16">valor</text:p>
        </text:list-item>
        <text:list-item>
          <text:p text:style-name="P16">funcionário</text:p>
        </text:list-item>
        <text:list-item>
          <text:p text:style-name="P16">data da venda</text:p>
        </text:list-item>
        <text:list-item>
          <text:p text:style-name="P16">forma de pagamento</text:p>
        </text:list-item>
        <text:list-item>
          <text:p text:style-name="P20">valor final(com ou sem desconto )</text:p>
        </text:list-item>
        <text:list-item>
          <text:p text:style-name="P20">produtos vendidos<text:span text:style-name="T10">(multi valorado)</text:span></text:p>
        </text:list-item>
        <text:list-item>
          <text:p text:style-name="P20">quantidade produtos</text:p>
        </text:list-item>
      </text:list>
      <text:p text:style-name="P22">Setor</text:p>
      <text:list xml:id="list4148209778" text:style-name="L11">
        <text:list-item>
          <text:p text:style-name="P18">nome <text:span text:style-name="T9">setor</text:span></text:p>
        </text:list-item>
        <text:list-item>
          <text:p text:style-name="P18">código</text:p>
        </text:list-item>
        <text:list-item>
          <text:p text:style-name="P18">funcionário que gerencia</text:p>
        </text:list-item>
      </text:list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4:24:58.984466445</meta:creation-date>
    <dc:date>2018-07-12T15:30:11.255202021</dc:date>
    <meta:editing-duration>PT1H25M53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51" meta:word-count="163" meta:character-count="977" meta:non-whitespace-character-count="897"/>
  </office:meta>
</office:document-meta>
</file>